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55cm" draw:marker-end-width="0.255cm" draw:fill="solid" draw:fill-color="#ffffff" draw:textarea-horizontal-align="left" draw:textarea-vertical-align="top" draw:auto-grow-height="false" fo:min-height="0cm" fo:min-width="0cm" fo:padding-top="0.135cm" fo:padding-bottom="0.135cm" fo:padding-left="0.245cm" fo:padding-right="0.245cm" draw:shadow="visible" draw:shadow-offset-x="0.14cm" draw:shadow-offset-y="0.14cm" draw:shadow-color="#000000"/>
    </style:style>
    <style:style style:name="gr2" style:family="graphic" style:parent-style-name="objectwithoutfill">
      <style:graphic-properties svg:stroke-width="0.04cm" draw:marker-start-width="0.26cm" draw:marker-end-width="0.26cm" draw:fill="none" draw:textarea-horizontal-align="right" draw:textarea-vertical-align="middle" fo:padding-top="0.145cm" fo:padding-bottom="0.145cm" fo:padding-left="0.27cm" fo:padding-right="0.2cm"/>
    </style:style>
    <style:style style:name="gr3" style:family="graphic" style:parent-style-name="standard">
      <style:graphic-properties svg:stroke-width="0.04cm" svg:stroke-color="#000000" draw:marker-start-width="0.26cm" draw:marker-end-width="0.26cm" draw:textarea-horizontal-align="right" draw:textarea-vertical-align="bottom" fo:padding-top="0.145cm" fo:padding-bottom="0cm" fo:padding-left="0.27cm" fo:padding-right="0.2cm"/>
    </style:style>
    <style:style style:name="gr4" style:family="graphic" style:parent-style-name="standard">
      <style:graphic-properties svg:stroke-width="0.04cm" svg:stroke-color="#000000" draw:marker-start-width="0.26cm" draw:marker-end-width="0.26cm" draw:textarea-horizontal-align="right" draw:textarea-vertical-align="top" fo:padding-top="0cm" fo:padding-bottom="0cm" fo:padding-left="0.27cm" fo:padding-right="0.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ProductusBook" style:font-pitch="variable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ProductusBook" style:font-pitch="variable" fo:font-size="16pt" style:font-size-asian="16pt" style:font-size-complex="16pt"/>
    </style:style>
    <style:style style:name="T1" style:family="text">
      <style:text-properties fo:font-family="ProductusBook" style:font-pitch="variable"/>
    </style:style>
    <style:style style:name="T2" style:family="text">
      <style:text-properties fo:font-family="ProductusBook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cm" svg:height="2.2cm" svg:x="1.3cm" svg:y="17.8cm">
          <text:p text:style-name="P1"><text:span text:style-name="T1">Http Whiteboard</text:span></text:p>
          <text:p text:style-name="P1"><text:span text:style-name="T1">implement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8cm" svg:height="1.7cm" svg:x="2.7cm" svg:y="23.55cm">
          <text:p text:style-name="P1"><text:span text:style-name="T1">Request Info DTO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7.5cm" svg:y1="24.4cm" svg:x2="11.8cm" svg:y2="24.4cm" draw:start-shape="id1" draw:start-glue-point="1" svg:d="M7500 24400h4300">
          <text:p text:style-name="P3"><text:span text:style-name="T2">o..n</text:span></text:p>
          <text:p text:style-name="P4"/>
        </draw:connector>
        <draw:connector draw:style-name="gr3" draw:text-style-name="P5" draw:layer="layout" svg:x1="5.1cm" svg:y1="25.25cm" svg:x2="11.8cm" svg:y2="27.25cm" draw:start-shape="id1" draw:start-glue-point="2" draw:end-shape="id2" svg:d="M5100 25250v2000h6700">
          <text:p text:style-name="P4"><text:span text:style-name="T2">0..n</text:span></text:p>
        </draw:connector>
        <draw:custom-shape draw:style-name="gr1" draw:text-style-name="P2" draw:layer="layout" svg:width="4.8cm" svg:height="1.7cm" svg:x="11.8cm" svg:y="23.65cm">
          <text:p text:style-name="P1"><text:span text:style-name="T1">Filter D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8cm" svg:height="1.7cm" svg:x="11.8cm" svg:y="26.4cm">
          <text:p text:style-name="P1"><text:span text:style-name="T1">Resource D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8cm" svg:height="1.7cm" svg:x="11.8cm" svg:y="20.7cm">
          <text:p text:style-name="P1"><text:span text:style-name="T1">Servlet DTO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5.1cm" svg:y1="23.55cm" svg:x2="11.8cm" svg:y2="21.55cm" draw:start-shape="id1" draw:start-glue-point="0" draw:end-shape="id3" draw:end-glue-point="3" svg:d="M5100 23550v-2000h6700">
          <text:p text:style-name="P4"><text:span text:style-name="T2">0..n</text:span></text:p>
        </draw:connector>
        <draw:custom-shape draw:style-name="gr1" draw:text-style-name="P2" xml:id="id6" draw:id="id6" draw:layer="layout" svg:width="4cm" svg:height="1.7cm" svg:x="1.6cm" svg:y="1.4cm">
          <text:p text:style-name="P1"><text:span text:style-name="T1">Runtime D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cm" svg:height="1.7cm" svg:x="8.31cm" svg:y="1.4cm">
          <text:p text:style-name="P1"><text:span text:style-name="T1">Servlet</text:span></text:p>
          <text:p text:style-name="P1"><text:span text:style-name="T1">Context D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cm" svg:height="1.7cm" svg:x="15.11cm" svg:y="1.4cm">
          <text:p text:style-name="P1"><text:span text:style-name="T1">Servlet DTO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.31cm" svg:y1="2.25cm" svg:x2="15.11cm" svg:y2="2.25cm" draw:start-shape="id4" draw:end-shape="id5" svg:d="M12310 2250h2800">
          <text:p text:style-name="P3"><text:span text:style-name="T2">o..n</text:span></text:p>
          <text:p text:style-name="P4"/>
        </draw:connector>
        <draw:connector draw:style-name="gr2" draw:text-style-name="P3" draw:layer="layout" draw:type="line" svg:x1="5.6cm" svg:y1="2.25cm" svg:x2="8.31cm" svg:y2="2.25cm" draw:start-shape="id6" draw:start-glue-point="1" draw:end-shape="id4" draw:end-glue-point="3" svg:d="M5600 2250h2710">
          <text:p text:style-name="P3"><text:span text:style-name="T2">o..n</text:span></text:p>
          <text:p text:style-name="P4"/>
        </draw:connector>
        <draw:custom-shape draw:style-name="gr1" draw:text-style-name="P2" xml:id="id7" draw:id="id7" draw:layer="layout" svg:width="4cm" svg:height="1.7cm" svg:x="15.11cm" svg:y="4.07cm">
          <text:p text:style-name="P2"><text:span text:style-name="T1">Filter DTO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line-skew="-0.326cm" svg:x1="12.31cm" svg:y1="2.25cm" svg:x2="15.11cm" svg:y2="4.92cm" draw:start-shape="id4" draw:start-glue-point="1" draw:end-shape="id7" draw:end-glue-point="3" svg:d="M12310 2250h1144v2670h1656">
          <text:p text:style-name="P4"><text:span text:style-name="T2">0..n</text:span></text:p>
        </draw:connector>
        <draw:custom-shape draw:style-name="gr1" draw:text-style-name="P2" xml:id="id9" draw:id="id9" draw:layer="layout" svg:width="4cm" svg:height="1.7cm" svg:x="15.11cm" svg:y="6.74cm">
          <text:p text:style-name="P2"><text:span text:style-name="T1">Resource D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cm" svg:height="1.7cm" svg:x="15.11cm" svg:y="9.41cm">
          <text:p text:style-name="P2"><text:span text:style-name="T1">Listener D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4cm" svg:height="1.7cm" svg:x="15.11cm" svg:y="12.2cm">
          <text:p text:style-name="P2"><text:span text:style-name="T1">Error Page D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4cm" svg:height="1.7cm" svg:x="8.31cm" svg:y="4.07cm">
          <text:p text:style-name="P2"><text:span text:style-name="T1">Failed Servlet</text:span></text:p>
          <text:p text:style-name="P2"><text:span text:style-name="T1">Context DTO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3.6cm" svg:y1="3.1cm" svg:x2="8.31cm" svg:y2="4.92cm" draw:start-shape="id6" draw:start-glue-point="2" draw:end-shape="id8" draw:end-glue-point="3" svg:d="M3600 3100v1820h4710">
          <text:p text:style-name="P4"><text:span text:style-name="T2">0..n</text:span></text:p>
        </draw:connector>
        <draw:custom-shape draw:style-name="gr1" draw:text-style-name="P2" xml:id="id12" draw:id="id12" draw:layer="layout" svg:width="4cm" svg:height="1.7cm" svg:x="8.31cm" svg:y="6.74cm">
          <text:p text:style-name="P2"><text:span text:style-name="T1">Failed</text:span></text:p>
          <text:p text:style-name="P2"><text:span text:style-name="T1">Servlet D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4cm" svg:height="1.7cm" svg:x="8.31cm" svg:y="9.41cm">
          <text:p text:style-name="P2"><text:span text:style-name="T1">Failed</text:span></text:p>
          <text:p text:style-name="P2"><text:span text:style-name="T1">Filter D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4cm" svg:height="1.7cm" svg:x="8.31cm" svg:y="12.2cm">
          <text:p text:style-name="P2"><text:span text:style-name="T1">Failed Error</text:span></text:p>
          <text:p text:style-name="P2"><text:span text:style-name="T1">Page D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4cm" svg:height="1.7cm" svg:x="8.31cm" svg:y="15cm">
          <text:p text:style-name="P2"><text:span text:style-name="T1">Failed </text:span></text:p>
          <text:p text:style-name="P2"><text:span text:style-name="T1">Listener DTO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2.31cm" svg:y1="2.25cm" svg:x2="15.11cm" svg:y2="7.59cm" draw:end-shape="id9" draw:end-glue-point="3" svg:d="M12310 2250h1140v5340h1660">
          <text:p text:style-name="P4"><text:span text:style-name="T2">0..n</text:span></text:p>
        </draw:connector>
        <draw:connector draw:style-name="gr3" draw:text-style-name="P5" draw:layer="layout" svg:x1="12.31cm" svg:y1="2.25cm" svg:x2="15.11cm" svg:y2="10.26cm" draw:end-shape="id10" svg:d="M12310 2250h1140v8010h1660">
          <text:p text:style-name="P4"><text:span text:style-name="T2">0..n</text:span></text:p>
        </draw:connector>
        <draw:connector draw:style-name="gr3" draw:text-style-name="P5" draw:layer="layout" svg:x1="12.31cm" svg:y1="2.25cm" svg:x2="15.11cm" svg:y2="13.05cm" draw:end-shape="id11" svg:d="M12310 2250h1140v10800h1660">
          <text:p text:style-name="P4"><text:span text:style-name="T2">0..n</text:span></text:p>
        </draw:connector>
        <draw:connector draw:style-name="gr3" draw:text-style-name="P5" draw:layer="layout" draw:line-skew="-2.095cm" svg:x1="3.6cm" svg:y1="3.1cm" svg:x2="8.31cm" svg:y2="7.59cm" draw:end-shape="id12" svg:d="M3600 3100v4490h4710">
          <text:p text:style-name="P4"><text:span text:style-name="T2">0..n</text:span></text:p>
        </draw:connector>
        <draw:connector draw:style-name="gr3" draw:text-style-name="P5" draw:layer="layout" draw:line-skew="-2.095cm" svg:x1="3.6cm" svg:y1="3.1cm" svg:x2="8.31cm" svg:y2="10.26cm" draw:end-shape="id13" draw:end-glue-point="3" svg:d="M3600 3100v7160h4710">
          <text:p text:style-name="P4"><text:span text:style-name="T2">0..n</text:span></text:p>
        </draw:connector>
        <draw:connector draw:style-name="gr3" draw:text-style-name="P5" draw:layer="layout" draw:line-skew="-2.095cm" svg:x1="3.6cm" svg:y1="3.1cm" svg:x2="8.31cm" svg:y2="13.05cm" draw:end-shape="id14" draw:end-glue-point="3" svg:d="M3600 3100v9950h4710">
          <text:p text:style-name="P4"><text:span text:style-name="T2">0..n</text:span></text:p>
        </draw:connector>
        <draw:connector draw:style-name="gr3" draw:text-style-name="P5" draw:layer="layout" draw:line-skew="-2.095cm" svg:x1="3.6cm" svg:y1="3.1cm" svg:x2="8.31cm" svg:y2="15.85cm" draw:end-shape="id15" draw:end-glue-point="3" svg:d="M3600 3100v12750h4710">
          <text:p text:style-name="P4"><text:span text:style-name="T2">0..n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Bosschaert</meta:initial-creator>
    <meta:creation-date>2014-07-04T10:29:54</meta:creation-date>
    <dc:date>2014-07-04T17:20:22</dc:date>
    <dc:creator>David Bosschaert</dc:creator>
    <meta:editing-duration>PT58M48S</meta:editing-duration>
    <meta:editing-cycles>51</meta:editing-cycles>
    <meta:generator>OpenOffice/4.1.0$Unix OpenOffice.org_project/410m18$Build-9764</meta:generator>
    <meta:document-statistic meta:object-count="31"/>
  </office:meta>
</office:document-meta>
</file>